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bold" officeooo:rsid="0014ddca" officeooo:paragraph-rsid="0014ddca" style:font-weight-asian="bold" style:font-weight-complex="bold"/>
    </style:style>
    <style:style style:name="P4" style:family="paragraph" style:parent-style-name="Standard">
      <style:text-properties fo:font-weight="normal" officeooo:rsid="000e121b" officeooo:paragraph-rsid="000e121b" style:font-weight-asian="normal" style:font-weight-complex="normal"/>
    </style:style>
    <style:style style:name="P5" style:family="paragraph" style:parent-style-name="Standard">
      <style:text-properties fo:font-weight="normal" officeooo:rsid="0014ddca" officeooo:paragraph-rsid="0014ddca" style:font-weight-asian="normal" style:font-weight-complex="normal"/>
    </style:style>
    <style:style style:name="P6" style:family="paragraph" style:parent-style-name="Text_20_body">
      <style:text-properties officeooo:rsid="0011eaab" officeooo:paragraph-rsid="0011eaab"/>
    </style:style>
    <style:style style:name="P7" style:family="paragraph" style:parent-style-name="Text_20_body">
      <style:text-properties officeooo:paragraph-rsid="0011eaab"/>
    </style:style>
    <style:style style:name="P8" style:family="paragraph" style:parent-style-name="Text_20_body">
      <style:text-properties officeooo:rsid="001507a1" officeooo:paragraph-rsid="001507a1"/>
    </style:style>
    <style:style style:name="P9" style:family="paragraph" style:parent-style-name="Text_20_body">
      <style:text-properties officeooo:rsid="00167a1a" officeooo:paragraph-rsid="00167a1a"/>
    </style:style>
    <style:style style:name="P10" style:family="paragraph" style:parent-style-name="Text_20_body">
      <style:text-properties officeooo:rsid="0018fe86" officeooo:paragraph-rsid="0018fe86"/>
    </style:style>
    <style:style style:name="P11" style:family="paragraph" style:parent-style-name="Text_20_body">
      <style:text-properties officeooo:rsid="001d4d90" officeooo:paragraph-rsid="001d4d90"/>
    </style:style>
    <style:style style:name="P12" style:family="paragraph" style:parent-style-name="Text_20_body">
      <style:text-properties officeooo:rsid="00205218" officeooo:paragraph-rsid="00205218"/>
    </style:style>
    <style:style style:name="P13" style:family="paragraph" style:parent-style-name="Text_20_body">
      <style:text-properties officeooo:rsid="0020f98c" officeooo:paragraph-rsid="0020f98c"/>
    </style:style>
    <style:style style:name="P14" style:family="paragraph" style:parent-style-name="Text_20_body">
      <style:text-properties fo:font-weight="bold" officeooo:rsid="002318ec" officeooo:paragraph-rsid="002318ec" style:font-weight-asian="bold" style:font-weight-complex="bold"/>
    </style:style>
    <style:style style:name="P15" style:family="paragraph" style:parent-style-name="Text_20_body">
      <style:text-properties fo:font-weight="normal" officeooo:rsid="002318ec" officeooo:paragraph-rsid="002318ec" style:font-weight-asian="normal" style:font-weight-complex="normal"/>
    </style:style>
    <style:style style:name="P16" style:family="paragraph" style:parent-style-name="Text_20_body">
      <style:text-properties officeooo:paragraph-rsid="00136436"/>
    </style:style>
    <style:style style:name="P17" style:family="paragraph" style:parent-style-name="Text_20_body">
      <style:text-properties officeooo:rsid="0014ddca" officeooo:paragraph-rsid="0014ddca"/>
    </style:style>
    <style:style style:name="P18" style:family="paragraph" style:parent-style-name="Text_20_body">
      <style:text-properties officeooo:rsid="0023fbb5" officeooo:paragraph-rsid="0023fbb5"/>
    </style:style>
    <style:style style:name="P19" style:family="paragraph" style:parent-style-name="Heading_20_3">
      <style:text-properties officeooo:rsid="0011eaab" officeooo:paragraph-rsid="0011eaab"/>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normal" officeooo:rsid="00136436" style:font-weight-asian="normal" style:font-weight-complex="normal"/>
    </style:style>
    <style:style style:name="T7" style:family="text">
      <style:text-properties fo:font-weight="normal" officeooo:rsid="002318ec" style:font-weight-asian="normal" style:font-weight-complex="normal"/>
    </style:style>
    <style:style style:name="T8" style:family="text">
      <style:text-properties fo:font-weight="normal" officeooo:rsid="0024436a"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03eb8" style:font-weight-asian="bold" style:font-weight-complex="bold"/>
    </style:style>
    <style:style style:name="T11" style:family="text">
      <style:text-properties fo:font-weight="bold" officeooo:rsid="00136436" style:font-weight-asian="bold" style:font-weight-complex="bold"/>
    </style:style>
    <style:style style:name="T12" style:family="text">
      <style:text-properties officeooo:rsid="000f2a48"/>
    </style:style>
    <style:style style:name="T13" style:family="text">
      <style:text-properties officeooo:rsid="001a63c7"/>
    </style:style>
    <style:style style:name="T14" style:family="text">
      <style:text-properties officeooo:rsid="001d24d1"/>
    </style:style>
    <style:style style:name="T15" style:family="text">
      <style:text-properties officeooo:rsid="00203eb8"/>
    </style:style>
    <style:style style:name="T16" style:family="text">
      <style:text-properties officeooo:rsid="00136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4">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12">The extensions we have implemented are: Supply, chronoboost, warp gate, upgrades, extra bases/resource depletion, special units and GUI.</text:span></text:p>
      <text:p text:style-name="P2"/>
      <text:h text:style-name="Heading_20_2" text:outline-level="2">Design:</text:h>
      <text:h text:style-name="P19" text:outline-level="3">Search tree algorithm:</text:h>
      <text:p text:style-name="P7"/>
      <text:p text:style-name="P7"/>
      <text:h text:style-name="P19" text:outline-level="3">Data:</text:h>
      <text:p text:style-name="P16"><text:span text:style-name="T16">To represent all the data of the many units and their resource costs, we use a class called </text:span><text:span text:style-name="T11">UnitData</text:span><text:span text:style-name="T6">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17">The <text:span text:style-name="T9">Datasheet</text:span><text:span text:style-name="T1"> class is where all the unit names and costs go. It also holds most of the constants in the game, such as the resource mining rate and maximum supply. </text:span><text:span text:style-name="T7">This was very good for us to easily refer to dependencies and resource costs of the various units as we could find the dependency of a Stalker by going Datasheet.getDependency(“Stalker”). </text:span></text:p>
      <text:p text:style-name="P18"><text:span text:style-name="T7">A</text:span><text:span text:style-name="T1">s for data collections, we mainly used Hashmaps as a way to store the name of a unit and the number of those units. For example to deal with the difference between the number of units in the goal and number of units in the game we simply compared the two Hashmaps and if they are the same then the goal has been reached. When we first started, we would decrease the number of units in the goal whenever a new one was made and check when all the units in the goal are at 0. The issue with this was whether the goal should be complete when the unit is queued or when it is completed.</text:span></text:p>
      <text:h text:style-name="P19" text:outline-level="3">Supply:</text:h>
      <text:p text:style-name="P8">For supply, we have it as one of the resources in the <text:span text:style-name="T9">Datasheet </text:span><text:span text:style-name="T1">and </text:span><text:span text:style-name="T9">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ext:span><text:soft-page-break/><text:span text:style-name="T3">to situations where we have enough resources to complete the goal but we are not using the time efficiently. </text:span></text:p>
      <text:p text:style-name="P9">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14">There is a hard supply cap in the game of 200 so we cannot go past this supply limit even if we build more pylons. </text:span></text:p>
      <text:p text:style-name="P6"/>
      <text:h text:style-name="P19" text:outline-level="3">Chronoboost:</text:h>
      <text:p text:style-name="P12">Chronoboost decreases the time taken to build a unit by 50% while it is being chronoboosted. For us, we made it so if a unit was being chronoboosted, whenever it's build time increments, instead of increasing by 1, it increases by 1.5 as it is being built 50% faster. We use a simple boolean to check if a unit is being chronoboosted while it is being constructed. In the build order, we show which building we are chronoboosting. Buildings and special units like Archons and Interceptors cannot be chronoboosted as they are not built from a building. So we use a simple to check to see if the unit (or upgrade) <text:s/>is built from a building before allowing it to be chronoboosted.</text:p>
      <text:p text:style-name="P7"/>
      <text:h text:style-name="P19" text:outline-level="3">Warp Gate:</text:h>
      <text:p text:style-name="P11">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text:span text:style-name="T15">in </text:span><text:span text:style-name="T10">Datasheet</text:span><text:span text:style-name="T5"> called </text:span><text:span text:style-name="T10">warpgateCooldowns</text:span> and use a different build called <text:span text:style-name="T9">WarpgateBuild</text:span><text:span text:style-name="T1">.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p text:style-name="P7"/>
      <text:h text:style-name="P19" text:outline-level="3">Upgrades:</text:h>
      <text:p text:style-name="P13">Upgrades are similar to units but they don't take up supply and you can only have one of a single upgrade. Instead of checking and making sure the user can only enter one upgrade, we did it in the GUI. We only allow users to tick or un-tick whether they want an upgrade or not. This prevents them from trying to get two or more of a single upgrade without having to do the checks in our program. </text:p>
      <text:p text:style-name="P7"/>
      <text:h text:style-name="P19" text:outline-level="3"><text:soft-page-break/>Extra bases/resource depletion:</text:h>
      <text:p text:style-name="P10">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0">For resource depletion, it is simply done when resources are added from the income. When we add resources to the bank, we also take it away from the resources in the base. <text:span text:style-name="T13">The totalMinerals and totalGas are the amounts of resources that belong to the base while minerals and gas are the resources we currently have in the bank. </text:span></text:p>
      <text:p text:style-name="P7"/>
      <text:h text:style-name="P19" text:outline-level="3">Special units:</text:h>
      <text:p text:style-name="P14">Archons<text:span text:style-name="T1">:</text:span></text:p>
      <text:p text:style-name="P15">Archons were very complex to implement as they are not built from buildings but are made by the merging for two Templars. It becomes even more complicated as they can be made by merging two dark/high Templars or one of each. When it comes to the optimiser, we have to decide which merging is more efficient. If the goal was just Archons, it is cheaper resource-wise to merge them out of two high Templars. But there are other considerations such as whether the goal contained either of the two types of Templar. </text:p>
      <text:p text:style-name="P14">Interceptors:</text:p>
      <text:p text:style-name="P7"/>
      <text:h text:style-name="P19" text:outline-level="3">GUI:</text:h>
      <text:p text:style-name="P7"/>
      <text:p text:style-name="P7"/>
      <text:p text:style-name="P7"/>
      <text:p text:style-name="P2"/>
      <text:p text:style-name="P2"/>
      <text:h text:style-name="Heading_20_2" text:outline-level="2">Testing:</text:h>
      <text:p text:style-name="Text_20_body"/>
      <text:p text:style-name="P2"/>
      <text:p text:style-name="P2"/>
      <text:p text:style-name="P2"/>
      <text:h text:style-name="Heading_20_2" text:outline-level="2">Evaluation:</text:h>
      <text:p text:style-name="P2"/>
      <text:p text:style-name="P2"/>
      <text:h text:style-name="Heading_20_2" text:outline-level="2"><text:soft-page-break/>Conclusion:</text:h>
      <text:p text:style-name="P2"/>
      <text:p text:style-name="P2"/>
      <text:p text:style-name="P2"/>
      <text:h text:style-name="Heading_20_2" text:outline-level="2">Sample output:</text:h>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4-02T14:09:37.574136553</dc:date>
    <dc:creator>sy35 </dc:creator>
    <meta:editing-duration>PT1H29M40S</meta:editing-duration>
    <meta:editing-cycles>22</meta:editing-cycles>
    <meta:document-statistic meta:table-count="0" meta:image-count="0" meta:object-count="0" meta:page-count="4" meta:paragraph-count="30" meta:word-count="1148" meta:character-count="6229" meta:non-whitespace-character-count="5101"/>
  </office:meta>
</office:document-meta>
</file>